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f619" style:font-weight-asian="bold" style:font-weight-complex="bold"/>
    </style:style>
    <style:style style:name="P2" style:family="paragraph" style:parent-style-name="Standard">
      <style:text-properties fo:font-weight="bold" officeooo:rsid="0013f619" officeooo:paragraph-rsid="0013f619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PI</text:p>
      <text:p text:style-name="P2">Arrsum.c</text:p>
      <text:p text:style-name="Standard"/>
      <text:p text:style-name="Standard">#include &lt;mpi.h&gt;</text:p>
      <text:p text:style-name="Standard">#include &lt;stdio.h&gt;</text:p>
      <text:p text:style-name="Standard">#include &lt;stdlib.h&gt;</text:p>
      <text:p text:style-name="Standard">#include &lt;unistd.h&gt;</text:p>
      <text:p text:style-name="Standard"/>
      <text:p text:style-name="Standard">#define n 10</text:p>
      <text:p text:style-name="Standard">int a[] = { 4, 5, 6, 7, 8, 9, 0, 1, 2, 3 };</text:p>
      <text:p text:style-name="Standard">int a2[1000];</text:p>
      <text:p text:style-name="Standard">int main(int argc, char* argv[])</text:p>
      <text:p text:style-name="Standard">{</text:p>
      <text:p text:style-name="Standard"><text:s text:c="4"/>int pid, np,</text:p>
      <text:p text:style-name="Standard"><text:s text:c="8"/>elements_per_process,</text:p>
      <text:p text:style-name="Standard"><text:s text:c="8"/>n_elements_recieved;</text:p>
      <text:p text:style-name="Standard"><text:s text:c="7"/>MPI_Status status;</text:p>
      <text:p text:style-name="Standard"><text:s text:c="4"/>MPI_Init(&amp;argc, &amp;argv);</text:p>
      <text:p text:style-name="Standard"><text:s text:c="4"/>MPI_Comm_rank(MPI_COMM_WORLD, &amp;pid);</text:p>
      <text:p text:style-name="Standard"><text:s text:c="4"/>MPI_Comm_size(MPI_COMM_WORLD, &amp;np);</text:p>
      <text:p text:style-name="Standard"><text:s text:c="4"/>if (pid == 0) {</text:p>
      <text:p text:style-name="Standard"><text:s text:c="8"/>int index, i;</text:p>
      <text:p text:style-name="Standard"><text:s text:c="8"/>elements_per_process = n / np;</text:p>
      <text:p text:style-name="Standard"/>
      <text:p text:style-name="Standard"><text:s text:c="8"/>if (np &gt; 1) {</text:p>
      <text:p text:style-name="Standard"><text:s text:c="12"/>for (i = 1; i &lt; np - 1; i++) {</text:p>
      <text:p text:style-name="Standard"><text:s text:c="16"/>index = i * elements_per_process;</text:p>
      <text:p text:style-name="Standard"/>
      <text:p text:style-name="Standard"><text:s text:c="16"/>MPI_Send(&amp;elements_per_process, 1, MPI_INT, i, 0, MPI_COMM_WORLD);</text:p>
      <text:p text:style-name="Standard"><text:s text:c="16"/>MPI_Send(&amp;a[index], elements_per_process, MPI_INT, i, 0, MPI_COMM_WORLD);</text:p>
      <text:p text:style-name="Standard"><text:s text:c="12"/>}</text:p>
      <text:p text:style-name="Standard"/>
      <text:p text:style-name="Standard"><text:s text:c="12"/>index = i * elements_per_process;</text:p>
      <text:p text:style-name="Standard"><text:s text:c="12"/>int elements_left = n - index;</text:p>
      <text:p text:style-name="Standard"/>
      <text:p text:style-name="Standard"><text:s text:c="12"/>MPI_Send(&amp;elements_left, 1, MPI_INT, i, 0, MPI_COMM_WORLD);</text:p>
      <text:p text:style-name="Standard"><text:s text:c="12"/>MPI_Send(&amp;a[index], elements_left, MPI_INT, i, 0, MPI_COMM_WORLD);</text:p>
      <text:p text:style-name="Standard"><text:s text:c="8"/>}</text:p>
      <text:p text:style-name="Standard"><text:s text:c="8"/>int total = 0;</text:p>
      <text:p text:style-name="Standard"><text:s text:c="8"/>printf("Master elements are: ( ");</text:p>
      <text:p text:style-name="Standard"><text:s text:c="8"/>for (i = 0; i &lt; elements_per_process; i++)</text:p>
      <text:p text:style-name="Standard"><text:s text:c="12"/>printf("%d ", a[i]);</text:p>
      <text:p text:style-name="Standard"><text:s text:c="8"/>printf(")\n");</text:p>
      <text:p text:style-name="Standard"><text:s text:c="8"/>for (i = 0; i &lt; elements_per_process; i++)</text:p>
      <text:p text:style-name="Standard"><text:s text:c="12"/>total += a[i];</text:p>
      <text:p text:style-name="Standard"><text:s text:c="8"/>printf("Sum of master is: %d\n", total);</text:p>
      <text:p text:style-name="Standard"><text:s text:c="8"/>int tmp;</text:p>
      <text:p text:style-name="Standard"><text:s text:c="8"/>for (i = 1; i &lt; np; i++) {</text:p>
      <text:p text:style-name="Standard"><text:s text:c="12"/>MPI_Recv(&amp;tmp, 1, MPI_INT, MPI_ANY_SOURCE, 0, MPI_COMM_WORLD, &amp;status);</text:p>
      <text:p text:style-name="Standard"><text:s text:c="12"/>int sender = status.MPI_SOURCE;</text:p>
      <text:p text:style-name="Standard"><text:s text:c="12"/>total += tmp;</text:p>
      <text:p text:style-name="Standard"><text:soft-page-break/><text:s text:c="8"/>}</text:p>
      <text:p text:style-name="Standard"><text:s text:c="8"/>printf("Sum of array is: %d\n", total);</text:p>
      <text:p text:style-name="Standard"><text:s text:c="4"/>} else {</text:p>
      <text:p text:style-name="Standard"><text:s text:c="8"/>MPI_Recv(&amp;n_elements_recieved, 1, MPI_INT, 0, 0, MPI_COMM_WORLD, &amp;status);</text:p>
      <text:p text:style-name="Standard"><text:s text:c="8"/>MPI_Recv(&amp;a2, n_elements_recieved, MPI_INT, 0, 0, MPI_COMM_WORLD, &amp;status);</text:p>
      <text:p text:style-name="Standard"><text:s text:c="7"/>int partial_sum = 0;</text:p>
      <text:p text:style-name="Standard"><text:s text:c="8"/>printf("Slave elements are: ( ");</text:p>
      <text:p text:style-name="Standard"><text:s text:c="8"/>for (int i = 0; i &lt; n_elements_recieved; i++)</text:p>
      <text:p text:style-name="Standard"><text:s text:c="12"/>printf("%d ", a2[i]);</text:p>
      <text:p text:style-name="Standard"><text:s text:c="8"/>printf(")\n");</text:p>
      <text:p text:style-name="Standard"><text:s text:c="8"/>for (int i = 0; i &lt; n_elements_recieved; i++)</text:p>
      <text:p text:style-name="Standard"><text:s text:c="12"/>partial_sum += a2[i];</text:p>
      <text:p text:style-name="Standard"><text:s text:c="8"/>printf("Sum of slave element is: %d\n", partial_sum);</text:p>
      <text:p text:style-name="Standard"><text:s text:c="8"/>MPI_Send(&amp;partial_sum, 1, MPI_INT, 0, 0, MPI_COMM_WORLD);</text:p>
      <text:p text:style-name="Standard"><text:s text:c="4"/>}</text:p>
      <text:p text:style-name="Standard"><text:s text:c="4"/>MPI_Finalize();</text:p>
      <text:p text:style-name="Standard"><text:s text:c="4"/>return 0;</text:p>
      <text:p text:style-name="Standard">}</text:p>
      <text:p text:style-name="Standard"/>
      <text:p text:style-name="P3"/>
      <text:p text:style-name="P2">OUTPUT :</text:p>
      <text:p text:style-name="P2"/>
      <text:p text:style-name="P2">sudo apt install mpich </text:p>
      <text:p text:style-name="P2"/>
      <text:p text:style-name="P2">mpicc arrsum.c -o arrsum </text:p>
      <text:p text:style-name="P2">mpirun -np 1 ./arrsum</text:p>
      <text:p text:style-name="P2">mpirun -np 2 ./arrsum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48.115078618</meta:creation-date>
    <dc:date>2024-04-24T16:57:14.540504533</dc:date>
    <meta:editing-duration>PT7M2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277" meta:character-count="2257" meta:non-whitespace-character-count="1600"/>
  </office:meta>
</office:document-meta>
</file>